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825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7" table:default-cell-style-name="Default"/>
        <table:table-column table:style-name="co3" table:default-cell-style-name="ce1"/>
        <table:table-column table:style-name="co3" table:number-columns-repeated="20" table:default-cell-style-name="Default"/>
        <table:table-column table:style-name="co4" table:number-columns-repeated="2" table:default-cell-style-name="Default"/>
        <table:table-column table:style-name="co5" table:number-columns-repeated="971" table:default-cell-style-name="Default"/>
        <table:table-row table:style-name="ro1">
          <table:table-cell office:value-type="string">
            <text:p>booktitle</text:p>
          </table:table-cell>
          <table:table-cell office:value-type="string">
            <text:p>Total_Publicacoes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string">
            <text:p>Media</text:p>
          </table:table-cell>
          <table:table-cell office:value-type="string">
            <text:p>Desvio Padrao</text:p>
          </table:table-cell>
          <table:table-cell table:number-columns-repeated="971"/>
        </table:table-row>
        <table:table-row table:style-name="ro2">
          <table:table-cell office:value-type="string">
            <text:p>DAC</text:p>
          </table:table-cell>
          <table:table-cell office:value-type="float" office:value="5694">
            <text:p>569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office:value-type="float" office:value="137">
            <text:p>137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157">
            <text:p>157</text:p>
          </table:table-cell>
          <table:table-cell office:value-type="float" office:value="132">
            <text:p>132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9">
            <text:p>169</text:p>
          </table:table-cell>
          <table:table-cell office:value-type="float" office:value="189">
            <text:p>189</text:p>
          </table:table-cell>
          <table:table-cell office:value-type="float" office:value="197">
            <text:p>197</text:p>
          </table:table-cell>
          <table:table-cell office:value-type="float" office:value="191">
            <text:p>191</text:p>
          </table:table-cell>
          <table:table-cell office:value-type="float" office:value="219">
            <text:p>219</text:p>
          </table:table-cell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table:formula="of:=AVERAGE([.C2:.AX2])" office:value-type="float" office:value="118.625">
            <text:p>118,625</text:p>
          </table:table-cell>
          <table:table-cell table:formula="of:=STDEV([.C2:.AX2])" office:value-type="float" office:value="59.9537499049023">
            <text:p>59,9537499049</text:p>
          </table:table-cell>
          <table:table-cell table:number-columns-repeated="971"/>
        </table:table-row>
        <table:table-row table:style-name="ro2">
          <table:table-cell office:value-type="string">
            <text:p>STOC</text:p>
          </table:table-cell>
          <table:table-cell office:value-type="float" office:value="2685">
            <text:p>2685</text:p>
          </table:table-cell>
          <table:table-cell table:number-columns-repeated="5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formula="of:=AVERAGE([.H3:.AY3])" office:value-type="float" office:value="61.0227272727273">
            <text:p>61,0227272727</text:p>
          </table:table-cell>
          <table:table-cell table:formula="of:=STDEV([.H3:.AY3])" office:value-type="float" office:value="21.9242762722838">
            <text:p>21,9242762723</text:p>
          </table:table-cell>
          <table:table-cell table:number-columns-repeated="971"/>
        </table:table-row>
        <table:table-row table:style-name="ro2">
          <table:table-cell office:value-type="string">
            <text:p>POPL</text:p>
          </table:table-cell>
          <table:table-cell office:value-type="float" office:value="1239">
            <text:p>1239</text:p>
          </table:table-cell>
          <table:table-cell table:number-columns-repeated="9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3"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formula="of:=AVERAGE([.L4:.AY4])" office:value-type="float" office:value="30.975">
            <text:p>30,975</text:p>
          </table:table-cell>
          <table:table-cell table:formula="of:=STDEV([.L4:.AY4])" office:value-type="float" office:value="8.60973658729256">
            <text:p>8,6097365873</text:p>
          </table:table-cell>
          <table:table-cell table:number-columns-repeated="971"/>
        </table:table-row>
        <table:table-row table:style-name="ro3">
          <table:table-cell table:style-name="ce1" office:value-type="string">
            <text:p>ISCA</text:p>
          </table:table-cell>
          <table:table-cell table:style-name="ce1" office:value-type="float" office:value="1422">
            <text:p>1422</text:p>
          </table:table-cell>
          <table:table-cell office:value-type="float" office:value="0">
            <text:p>0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1" table:formula="of:=AVERAGE([.L5:.AX5])" office:value-type="float" office:value="36.4615384615385">
            <text:p>36,4615384615</text:p>
          </table:table-cell>
          <table:table-cell table:style-name="ce1" table:formula="of:=STDEV([.L5:.AX5])" office:value-type="float" office:value="9.89908595952213">
            <text:p>9,8990859595</text:p>
          </table:table-cell>
          <table:table-cell table:style-name="ce1" table:number-columns-repeated="971"/>
        </table:table-row>
        <table:table-row table:style-name="ro1">
          <table:table-cell office:value-type="string">
            <text:p>SIGMOD Conference</text:p>
          </table:table-cell>
          <table:table-cell office:value-type="float" office:value="2671">
            <text:p>2671</text:p>
          </table:table-cell>
          <table:table-cell table:number-columns-repeated="11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table:number-columns-repeated="2"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99">
            <text:p>99</text:p>
          </table:table-cell>
          <table:table-cell office:value-type="float" office:value="137">
            <text:p>137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12">
            <text:p>112</text:p>
          </table:table-cell>
          <table:table-cell table:formula="of:=AVERAGE([.N6:.AY6])" office:value-type="float" office:value="70.2894736842105">
            <text:p>70,2894736842</text:p>
          </table:table-cell>
          <table:table-cell table:formula="of:=STDEV([.N6:.AY6])" office:value-type="float" office:value="38.0219765006082">
            <text:p>38,0219765006</text:p>
          </table:table-cell>
          <table:table-cell table:number-columns-repeated="971"/>
        </table:table-row>
        <table:table-row table:style-name="ro2">
          <table:table-cell office:value-type="string">
            <text:p>FOCS</text:p>
          </table:table-cell>
          <table:table-cell office:value-type="float" office:value="2377">
            <text:p>2377</text:p>
          </table:table-cell>
          <table:table-cell table:number-columns-repeated="11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AVERAGE([.N7:.AX7])" office:value-type="float" office:value="64.2432432432432">
            <text:p>64,2432432432</text:p>
          </table:table-cell>
          <table:table-cell table:formula="of:=STDEV([.N7:.AX7])" office:value-type="float" office:value="17.3115334153041">
            <text:p>17,3115334153</text:p>
          </table:table-cell>
          <table:table-cell table:number-columns-repeated="971"/>
        </table:table-row>
        <table:table-row table:style-name="ro2">
          <table:table-cell office:value-type="string">
            <text:p>SIGIR</text:p>
          </table:table-cell>
          <table:table-cell office:value-type="float" office:value="2737">
            <text:p>2737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52">
            <text:p>15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table:style-name="ce2" table:formula="of:=AVERAGE([.J8:.AX8])" office:value-type="float" office:value="66.7560975609756">
            <text:p>66,756097561</text:p>
          </table:table-cell>
          <table:table-cell table:formula="of:=STDEV([.J8:.AX8])" office:value-type="float" office:value="68.757101628779">
            <text:p>68,7571016288</text:p>
          </table:table-cell>
          <table:table-cell table:number-columns-repeated="971"/>
        </table:table-row>
        <table:table-row table:style-name="ro2">
          <table:table-cell office:value-type="string">
            <text:p>MFCS</text:p>
          </table:table-cell>
          <table:table-cell office:value-type="float" office:value="2027">
            <text:p>2027</text:p>
          </table:table-cell>
          <table:table-cell table:number-columns-repeated="9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number-columns-repeated="2"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AVERAGE([.L9:.AX9])" office:value-type="float" office:value="51.974358974359">
            <text:p>51,9743589744</text:p>
          </table:table-cell>
          <table:table-cell table:formula="of:=STDEV([.L9:.AX9])" office:value-type="float" office:value="19.8990705674083">
            <text:p>19,8990705674</text:p>
          </table:table-cell>
          <table:table-cell table:number-columns-repeated="971"/>
        </table:table-row>
        <table:table-row table:style-name="ro2">
          <table:table-cell office:value-type="string">
            <text:p>VLDB</text:p>
          </table:table-cell>
          <table:table-cell office:value-type="float" office:value="2442">
            <text:p>2442</text:p>
          </table:table-cell>
          <table:table-cell table:number-columns-repeated="11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number-columns-repeated="2"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136">
            <text:p>136</text:p>
          </table:table-cell>
          <table:table-cell office:value-type="float" office:value="161">
            <text:p>161</text:p>
          </table:table-cell>
          <table:table-cell table:number-columns-repeated="5" office:value-type="float" office:value="0">
            <text:p>0</text:p>
          </table:table-cell>
          <table:table-cell table:formula="of:=AVERAGE([.N10:.AT10])" office:value-type="float" office:value="74">
            <text:p>74</text:p>
          </table:table-cell>
          <table:table-cell table:formula="of:=STDEV([.N10:.AT10])" office:value-type="float" office:value="35.3765459026175">
            <text:p>35,3765459026</text:p>
          </table:table-cell>
          <table:table-cell table:number-columns-repeated="971"/>
        </table:table-row>
        <table:table-row table:style-name="ro2">
          <table:table-cell office:value-type="string">
            <text:p>ICALP</text:p>
          </table:table-cell>
          <table:table-cell office:value-type="float" office:value="2029">
            <text:p>2029</text:p>
          </table:table-cell>
          <table:table-cell table:number-columns-repeated="8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2"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2"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table:number-columns-repeated="2"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table:formula="of:=AVERAGE([.K11:.AT11])" office:value-type="float" office:value="56.3611111111111">
            <text:p>56,3611111111</text:p>
          </table:table-cell>
          <table:table-cell table:formula="of:=STDEV([.K11:.AT11])" office:value-type="float" office:value="25.4313111597021">
            <text:p>25,4313111597</text:p>
          </table:table-cell>
          <table:table-cell table:number-columns-repeated="971"/>
        </table:table-row>
        <table:table-row table:style-name="ro1">
          <table:table-cell office:value-type="string">
            <text:p>Int. CMG Conference</text:p>
          </table:table-cell>
          <table:table-cell office:value-type="float" office:value="3129">
            <text:p>3129</text:p>
          </table:table-cell>
          <table:table-cell table:number-columns-repeated="1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22">
            <text:p>122</text:p>
          </table:table-cell>
          <table:table-cell office:value-type="float" office:value="142">
            <text:p>142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  <table:table-cell table:formula="of:=AVERAGE([.O12:.AU12])" office:value-type="float" office:value="94.8181818181818">
            <text:p>94,8181818182</text:p>
          </table:table-cell>
          <table:table-cell table:formula="of:=STDEV([.O12:.AU12])" office:value-type="float" office:value="44.1619565813259">
            <text:p>44,1619565813</text:p>
          </table:table-cell>
          <table:table-cell table:number-columns-repeated="971"/>
        </table:table-row>
        <table:table-row table:style-name="ro2">
          <table:table-cell office:value-type="string">
            <text:p>ICSE</text:p>
          </table:table-cell>
          <table:table-cell office:value-type="float" office:value="2655">
            <text:p>2655</text:p>
          </table:table-cell>
          <table:table-cell table:number-columns-repeated="12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 office:value-type="float" office:value="154">
            <text:p>154</text:p>
          </table:table-cell>
          <table:table-cell office:value-type="float" office:value="134">
            <text:p>134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152">
            <text:p>152</text:p>
          </table:table-cell>
          <table:table-cell office:value-type="float" office:value="188">
            <text:p>188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formula="of:=AVERAGE([.O13:.AX13])" office:value-type="float" office:value="73.75">
            <text:p>73,75</text:p>
          </table:table-cell>
          <table:table-cell table:formula="of:=STDEV([.O13:.AX13])" office:value-type="float" office:value="52.8060467316819">
            <text:p>52,8060467317</text:p>
          </table:table-cell>
          <table:table-cell table:number-columns-repeated="971"/>
        </table:table-row>
        <table:table-row table:style-name="ro1">
          <table:table-cell office:value-type="string">
            <text:p>DAGM-Symposium</text:p>
          </table:table-cell>
          <table:table-cell office:value-type="float" office:value="1923">
            <text:p>1923</text:p>
          </table:table-cell>
          <table:table-cell table:number-columns-repeated="14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AVERAGE([.Q14:.AX14])" office:value-type="float" office:value="56.5588235294118">
            <text:p>56,5588235294</text:p>
          </table:table-cell>
          <table:table-cell table:formula="of:=STDEV([.Q14:.AX14])" office:value-type="float" office:value="22.4137284452275">
            <text:p>22,4137284452</text:p>
          </table:table-cell>
          <table:table-cell table:number-columns-repeated="971"/>
        </table:table-row>
        <table:table-row table:style-name="ro2">
          <table:table-cell office:value-type="string">
            <text:p>CRYPTO</text:p>
          </table:table-cell>
          <table:table-cell office:value-type="float" office:value="1184">
            <text:p>1184</text:p>
          </table:table-cell>
          <table:table-cell table:number-columns-repeated="17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number-columns-repeated="2"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2"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2"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AVERAGE([.T15:.AX15])" office:value-type="float" office:value="38.1935483870968">
            <text:p>38,1935483871</text:p>
          </table:table-cell>
          <table:table-cell table:formula="of:=STDEV([.T15:.AX15])" office:value-type="float" office:value="5.88455240347533">
            <text:p>5,8845524035</text:p>
          </table:table-cell>
          <table:table-cell table:number-columns-repeated="971"/>
        </table:table-row>
        <table:table-row table:style-name="ro2">
          <table:table-cell office:value-type="string">
            <text:p>PODS</text:p>
          </table:table-cell>
          <table:table-cell office:value-type="float" office:value="991">
            <text:p>991</text:p>
          </table:table-cell>
          <table:table-cell table:number-columns-repeated="18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2"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AVERAGE([.U16:.AY16])" office:value-type="float" office:value="31.9677419354839">
            <text:p>31,9677419355</text:p>
          </table:table-cell>
          <table:table-cell table:formula="of:=STDEV([.U16:.AY16])" office:value-type="float" office:value="3.79898118770232">
            <text:p>3,7989811877</text:p>
          </table:table-cell>
          <table:table-cell table:number-columns-repeated="971"/>
        </table:table-row>
        <table:table-row table:style-name="ro2">
          <table:table-cell office:value-type="string">
            <text:p>PODC</text:p>
          </table:table-cell>
          <table:table-cell office:value-type="float" office:value="1403">
            <text:p>1403</text:p>
          </table:table-cell>
          <table:table-cell table:number-columns-repeated="18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table:number-columns-repeated="2"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AVERAGE([.U17:.AX17])" office:value-type="float" office:value="46.7666666666667">
            <text:p>46,7666666667</text:p>
          </table:table-cell>
          <table:table-cell table:formula="of:=STDEV([.U17:.AX17])" office:value-type="float" office:value="21.3536451436175">
            <text:p>21,3536451436</text:p>
          </table:table-cell>
          <table:table-cell table:number-columns-repeated="971"/>
        </table:table-row>
        <table:table-row table:style-name="ro2">
          <table:table-cell office:value-type="string">
            <text:p>ITC</text:p>
          </table:table-cell>
          <table:table-cell office:value-type="float" office:value="3990">
            <text:p>3990</text:p>
          </table:table-cell>
          <table:table-cell table:number-columns-repeated="17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20">
            <text:p>120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office:value-type="float" office:value="131">
            <text:p>131</text:p>
          </table:table-cell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65">
            <text:p>165</text:p>
          </table:table-cell>
          <table:table-cell office:value-type="float" office:value="123">
            <text:p>123</text:p>
          </table:table-cell>
          <table:table-cell office:value-type="float" office:value="128">
            <text:p>128</text:p>
          </table:table-cell>
          <table:table-cell office:value-type="float" office:value="188">
            <text:p>188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  <table:table-cell office:value-type="float" office:value="181">
            <text:p>181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45">
            <text:p>145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AVERAGE([.T18:.AX18])" office:value-type="float" office:value="128.709677419355">
            <text:p>128,7096774194</text:p>
          </table:table-cell>
          <table:table-cell table:formula="of:=STDEV([.T18:.AX18])" office:value-type="float" office:value="40.1316114373587">
            <text:p>40,1316114374</text:p>
          </table:table-cell>
          <table:table-cell table:number-columns-repeated="971"/>
        </table:table-row>
        <table:table-row table:style-name="ro2">
          <table:table-cell office:value-type="string">
            <text:p>ICDCS</text:p>
          </table:table-cell>
          <table:table-cell office:value-type="float" office:value="2216">
            <text:p>2216</text:p>
          </table:table-cell>
          <table:table-cell table:number-columns-repeated="17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AVERAGE([.T19:.AX19])" office:value-type="float" office:value="71.4838709677419">
            <text:p>71,4838709677</text:p>
          </table:table-cell>
          <table:table-cell table:formula="of:=STDEV([.T19:.AX19])" office:value-type="float" office:value="21.7038721088226">
            <text:p>21,7038721088</text:p>
          </table:table-cell>
          <table:table-cell table:number-columns-repeated="971"/>
        </table:table-row>
        <table:table-row table:style-name="ro2">
          <table:table-cell office:value-type="string">
            <text:p>EUROCRYPT</text:p>
          </table:table-cell>
          <table:table-cell office:value-type="float" office:value="1140">
            <text:p>1140</text:p>
          </table:table-cell>
          <table:table-cell table:number-columns-repeated="18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number-columns-repeated="3"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formula="of:=AVERAGE([.U20:.AY20])" office:value-type="float" office:value="36.7741935483871">
            <text:p>36,7741935484</text:p>
          </table:table-cell>
          <table:table-cell table:formula="of:=STDEV([.U20:.AY20])" office:value-type="float" office:value="11.1794742792893">
            <text:p>11,1794742793</text:p>
          </table:table-cell>
          <table:table-cell table:number-columns-repeated="971"/>
        </table:table-row>
        <table:table-row table:style-name="ro2">
          <table:table-cell office:value-type="string">
            <text:p>ACL</text:p>
          </table:table-cell>
          <table:table-cell office:value-type="float" office:value="2345">
            <text:p>2345</text:p>
          </table:table-cell>
          <table:table-cell table:number-columns-repeated="15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 office:value-type="float" office:value="307">
            <text:p>307</text:p>
          </table:table-cell>
          <table:table-cell office:value-type="float" office:value="207">
            <text:p>207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table:formula="of:=AVERAGE([.R21:.AX21])" office:value-type="float" office:value="71.0606060606061">
            <text:p>71,0606060606</text:p>
          </table:table-cell>
          <table:table-cell table:formula="of:=STDEV([.R21:.AX21])" office:value-type="float" office:value="63.4453206479502">
            <text:p>63,445320648</text:p>
          </table:table-cell>
          <table:table-cell table:number-columns-repeated="971"/>
        </table:table-row>
        <table:table-row table:style-name="ro2">
          <table:table-cell office:value-type="string">
            <text:p>SIGMETRICS</text:p>
          </table:table-cell>
          <table:table-cell office:value-type="float" office:value="1086">
            <text:p>1086</text:p>
          </table:table-cell>
          <table:table-cell table:number-columns-repeated="1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AVERAGE([.O22:.AX22])" office:value-type="float" office:value="30.1666666666667">
            <text:p>30,1666666667</text:p>
          </table:table-cell>
          <table:table-cell table:formula="of:=STDEV([.O22:.AX22])" office:value-type="float" office:value="18.0989344595595">
            <text:p>18,0989344596</text:p>
          </table:table-cell>
          <table:table-cell table:number-columns-repeated="971"/>
        </table:table-row>
        <table:table-row table:style-name="ro2">
          <table:table-cell office:value-type="string">
            <text:p>WG</text:p>
          </table:table-cell>
          <table:table-cell office:value-type="float" office:value="818">
            <text:p>818</text:p>
          </table:table-cell>
          <table:table-cell table:number-columns-repeated="16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"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2"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3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AVERAGE([.S23:.AX23])" office:value-type="float" office:value="25.5625">
            <text:p>25,5625</text:p>
          </table:table-cell>
          <table:table-cell table:formula="of:=STDEV([.S23:.AX23])" office:value-type="float" office:value="11.7031495622939">
            <text:p>11,7031495623</text:p>
          </table:table-cell>
          <table:table-cell table:number-columns-repeated="971"/>
        </table:table-row>
        <table:table-row table:style-name="ro2">
          <table:table-cell office:value-type="string">
            <text:p>ER</text:p>
          </table:table-cell>
          <table:table-cell office:value-type="float" office:value="1187">
            <text:p>1187</text:p>
          </table:table-cell>
          <table:table-cell table:number-columns-repeated="15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AVERAGE([.R24:.AX24])" office:value-type="float" office:value="35.969696969697">
            <text:p>35,9696969697</text:p>
          </table:table-cell>
          <table:table-cell table:formula="of:=STDEV([.R24:.AX24])" office:value-type="float" office:value="16.6836088131526">
            <text:p>16,6836088132</text:p>
          </table:table-cell>
          <table:table-cell table:number-columns-repeated="971"/>
        </table:table-row>
        <table:table-row table:style-name="ro2">
          <table:table-cell office:value-type="string">
            <text:p>STACS</text:p>
          </table:table-cell>
          <table:table-cell office:value-type="float" office:value="1510">
            <text:p>1510</text:p>
          </table:table-cell>
          <table:table-cell table:number-columns-repeated="20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table:number-columns-repeated="3"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table:number-columns-repeated="3" office:value-type="float" office:value="57">
            <text:p>57</text:p>
          </table:table-cell>
          <table:table-cell table:number-columns-repeated="2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AVERAGE([.W25:.AY25])" office:value-type="float" office:value="52.0689655172414">
            <text:p>52,0689655172</text:p>
          </table:table-cell>
          <table:table-cell table:formula="of:=STDEV([.W25:.AY25])" office:value-type="float" office:value="10.2884506486044">
            <text:p>10,2884506486</text:p>
          </table:table-cell>
          <table:table-cell table:number-columns-repeated="971"/>
        </table:table-row>
        <table:table-row table:style-name="ro2">
          <table:table-cell office:value-type="string">
            <text:p>FSTTCS</text:p>
          </table:table-cell>
          <table:table-cell office:value-type="float" office:value="983">
            <text:p>983</text:p>
          </table:table-cell>
          <table:table-cell table:number-columns-repeated="20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AVERAGE([.W26:.AX26])" office:value-type="float" office:value="35.1071428571429">
            <text:p>35,1071428571</text:p>
          </table:table-cell>
          <table:table-cell table:formula="of:=STDEV([.W26:.AX26])" office:value-type="float" office:value="6.17845291503305">
            <text:p>6,178452915</text:p>
          </table:table-cell>
          <table:table-cell table:number-columns-repeated="971"/>
        </table:table-row>
        <table:table-row table:style-name="ro1">
          <table:table-cell office:value-type="string">
            <text:p>Symposium on Computational Geometry</text:p>
          </table:table-cell>
          <table:table-cell office:value-type="float" office:value="1366">
            <text:p>1366</text:p>
          </table:table-cell>
          <table:table-cell table:number-columns-repeated="21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number-columns-repeated="2"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AVERAGE([.X27:.AX27])" office:value-type="float" office:value="50.5925925925926">
            <text:p>50,5925925926</text:p>
          </table:table-cell>
          <table:table-cell table:formula="of:=STDEV([.X27:.AX27])" office:value-type="float" office:value="10.0814348004303">
            <text:p>10,0814348004</text:p>
          </table:table-cell>
          <table:table-cell table:number-columns-repeated="971"/>
        </table:table-row>
        <table:table-row table:style-name="ro2">
          <table:table-cell office:value-type="string">
            <text:p>SIGCSE</text:p>
          </table:table-cell>
          <table:table-cell office:value-type="float" office:value="2801">
            <text:p>2801</text:p>
          </table:table-cell>
          <table:table-cell table:number-columns-repeated="2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117">
            <text:p>117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246">
            <text:p>246</text:p>
          </table:table-cell>
          <table:table-cell table:style-name="ce2" table:formula="of:=AVERAGE([.Y28:.AY28])" office:value-type="float" office:value="103.740740740741">
            <text:p>103,7407407407</text:p>
          </table:table-cell>
          <table:table-cell table:formula="of:=STDEV([.Y28:.AY28])" office:value-type="float" office:value="38.3030352207564">
            <text:p>38,3030352208</text:p>
          </table:table-cell>
          <table:table-cell table:number-columns-repeated="971"/>
        </table:table-row>
        <table:table-row table:style-name="ro2">
          <table:table-cell office:value-type="string">
            <text:p>ICDE</text:p>
          </table:table-cell>
          <table:table-cell office:value-type="float" office:value="2963">
            <text:p>2963</text:p>
          </table:table-cell>
          <table:table-cell table:number-columns-repeated="20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 office:value-type="float" office:value="153">
            <text:p>153</text:p>
          </table:table-cell>
          <table:table-cell office:value-type="float" office:value="176">
            <text:p>176</text:p>
          </table:table-cell>
          <table:table-cell office:value-type="float" office:value="208">
            <text:p>208</text:p>
          </table:table-cell>
          <table:table-cell office:value-type="float" office:value="239">
            <text:p>239</text:p>
          </table:table-cell>
          <table:table-cell office:value-type="float" office:value="222">
            <text:p>222</text:p>
          </table:table-cell>
          <table:table-cell office:value-type="float" office:value="158">
            <text:p>158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style-name="ce2" table:formula="of:=AVERAGE([.W29:.AX29])" office:value-type="float" office:value="105.821428571429">
            <text:p>105,8214285714</text:p>
          </table:table-cell>
          <table:table-cell table:formula="of:=STDEV([.W29:.AX29])" office:value-type="float" office:value="53.8991194674373">
            <text:p>53,8991194674</text:p>
          </table:table-cell>
          <table:table-cell table:number-columns-repeated="971"/>
        </table:table-row>
        <table:table-row table:style-name="ro2">
          <table:table-cell office:value-type="string">
            <text:p>UAI</text:p>
          </table:table-cell>
          <table:table-cell office:value-type="float" office:value="1708">
            <text:p>1708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2"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ce2" table:formula="of:=AVERAGE([.X30:.AX30])" office:value-type="float" office:value="63.2592592592593">
            <text:p>63,2592592593</text:p>
          </table:table-cell>
          <table:table-cell table:formula="of:=STDEV([.X30:.AX30])" office:value-type="float" office:value="18.3692732417535">
            <text:p>18,3692732418</text:p>
          </table:table-cell>
          <table:table-cell table:number-columns-repeated="971"/>
        </table:table-row>
        <table:table-row table:style-name="ro2">
          <table:table-cell office:value-type="string">
            <text:p>SIGCOMM</text:p>
          </table:table-cell>
          <table:table-cell office:value-type="float" office:value="879">
            <text:p>879</text:p>
          </table:table-cell>
          <table:table-cell table:number-columns-repeated="21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ce2" table:formula="of:=AVERAGE([.X31:.AX31])" office:value-type="float" office:value="32.5555555555556">
            <text:p>32,5555555556</text:p>
          </table:table-cell>
          <table:table-cell table:formula="of:=STDEV([.X31:.AX31])" office:value-type="float" office:value="15.1995276579781">
            <text:p>15,199527658</text:p>
          </table:table-cell>
          <table:table-cell table:number-columns-repeated="971"/>
        </table:table-row>
        <table:table-row table:style-name="ro2">
          <table:table-cell office:value-type="string">
            <text:p>SRDS</text:p>
          </table:table-cell>
          <table:table-cell office:value-type="float" office:value="768">
            <text:p>768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2" table:formula="of:=AVERAGE([.Z32:.AX32])" office:value-type="float" office:value="30.68">
            <text:p>30,68</text:p>
          </table:table-cell>
          <table:table-cell table:formula="of:=STDEV([.Z32:.AX32])" office:value-type="float" office:value="12.9477153711894">
            <text:p>12,9477153712</text:p>
          </table:table-cell>
          <table:table-cell table:number-columns-repeated="971"/>
        </table:table-row>
        <table:table-row table:style-name="ro2">
          <table:table-cell office:value-type="string">
            <text:p>BNCOD</text:p>
          </table:table-cell>
          <table:table-cell office:value-type="float" office:value="479">
            <text:p>479</text:p>
          </table:table-cell>
          <table:table-cell table:number-columns-repeated="18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2" table:formula="of:=AVERAGE([.U33:.AX33])" office:value-type="float" office:value="15.9666666666667">
            <text:p>15,9666666667</text:p>
          </table:table-cell>
          <table:table-cell table:formula="of:=STDEV([.U33:.AX33])" office:value-type="float" office:value="8.33142506886793">
            <text:p>8,3314250689</text:p>
          </table:table-cell>
          <table:table-cell table:number-columns-repeated="971"/>
        </table:table-row>
        <table:table-row table:style-name="ro2">
          <table:table-cell office:value-type="string">
            <text:p>LICS</text:p>
          </table:table-cell>
          <table:table-cell office:value-type="float" office:value="1145">
            <text:p>1145</text:p>
          </table:table-cell>
          <table:table-cell table:number-columns-repeated="2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2" table:formula="of:=AVERAGE([.Y34:.AX34])" office:value-type="float" office:value="44.0384615384615">
            <text:p>44,0384615385</text:p>
          </table:table-cell>
          <table:table-cell table:formula="of:=STDEV([.Y34:.AX34])" office:value-type="float" office:value="4.24717100414635">
            <text:p>4,2471710041</text:p>
          </table:table-cell>
          <table:table-cell table:number-columns-repeated="971"/>
        </table:table-row>
        <table:table-row table:style-name="ro2">
          <table:table-cell office:value-type="string">
            <text:p>INFOCOM</text:p>
          </table:table-cell>
          <table:table-cell office:value-type="float" office:value="5842">
            <text:p>5842</text:p>
          </table:table-cell>
          <table:table-cell table:number-columns-repeated="19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  <table:table-cell office:value-type="float" office:value="167">
            <text:p>167</text:p>
          </table:table-cell>
          <table:table-cell office:value-type="float" office:value="176">
            <text:p>176</text:p>
          </table:table-cell>
          <table:table-cell office:value-type="float" office:value="166">
            <text:p>166</text:p>
          </table:table-cell>
          <table:table-cell office:value-type="float" office:value="175">
            <text:p>175</text:p>
          </table:table-cell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office:value-type="float" office:value="167">
            <text:p>167</text:p>
          </table:table-cell>
          <table:table-cell office:value-type="float" office:value="172">
            <text:p>172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24">
            <text:p>224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346">
            <text:p>346</text:p>
          </table:table-cell>
          <table:table-cell office:value-type="float" office:value="320">
            <text:p>320</text:p>
          </table:table-cell>
          <table:table-cell office:value-type="float" office:value="311">
            <text:p>311</text:p>
          </table:table-cell>
          <table:table-cell table:number-columns-repeated="2" office:value-type="float" office:value="378">
            <text:p>378</text:p>
          </table:table-cell>
          <table:table-cell office:value-type="float" office:value="417">
            <text:p>417</text:p>
          </table:table-cell>
          <table:table-cell office:value-type="float" office:value="397">
            <text:p>397</text:p>
          </table:table-cell>
          <table:table-cell table:style-name="ce2" table:formula="of:=AVERAGE([.V35:.AY35])" office:value-type="float" office:value="194.733333333333">
            <text:p>194,7333333333</text:p>
          </table:table-cell>
          <table:table-cell table:formula="of:=STDEV([.V35:.AY35])" office:value-type="float" office:value="120.047959764746">
            <text:p>120,0479597647</text:p>
          </table:table-cell>
          <table:table-cell table:number-columns-repeated="971"/>
        </table:table-row>
        <table:table-row table:style-name="ro2">
          <table:table-cell office:value-type="string">
            <text:p>OOPSLA</text:p>
          </table:table-cell>
          <table:table-cell office:value-type="float" office:value="925">
            <text:p>925</text:p>
          </table:table-cell>
          <table:table-cell table:number-columns-repeated="2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table:style-name="ce2" table:formula="of:=AVERAGE([.Y36:.AX36])" office:value-type="float" office:value="35.5769230769231">
            <text:p>35,5769230769</text:p>
          </table:table-cell>
          <table:table-cell table:formula="of:=STDEV([.Y36:.AX36])" office:value-type="float" office:value="12.9743534002218">
            <text:p>12,9743534002</text:p>
          </table:table-cell>
          <table:table-cell table:number-columns-repeated="971"/>
        </table:table-row>
        <table:table-row table:style-name="ro2">
          <table:table-cell office:value-type="string">
            <text:p>SIGDOC</text:p>
          </table:table-cell>
          <table:table-cell office:value-type="float" office:value="878">
            <text:p>878</text:p>
          </table:table-cell>
          <table:table-cell table:number-columns-repeated="18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style-name="ce2" table:formula="of:=AVERAGE([.U37:.AW37])" office:value-type="float" office:value="30.2758620689655">
            <text:p>30,275862069</text:p>
          </table:table-cell>
          <table:table-cell table:formula="of:=STDEV([.U37:.AW37])" office:value-type="float" office:value="15.8585185574643">
            <text:p>15,8585185575</text:p>
          </table:table-cell>
          <table:table-cell table:number-columns-repeated="971"/>
        </table:table-row>
        <table:table-row table:style-name="ro2">
          <table:table-cell office:value-type="string">
            <text:p>MICRO</text:p>
          </table:table-cell>
          <table:table-cell office:value-type="float" office:value="857">
            <text:p>857</text:p>
          </table:table-cell>
          <table:table-cell table:number-columns-repeated="2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2"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2" table:formula="of:=AVERAGE([.Z38:.AX38])" office:value-type="float" office:value="34.28">
            <text:p>34,28</text:p>
          </table:table-cell>
          <table:table-cell table:formula="of:=STDEV([.Z38:.AX38])" office:value-type="float" office:value="7.43594871777188">
            <text:p>7,4359487178</text:p>
          </table:table-cell>
          <table:table-cell table:number-columns-repeated="971"/>
        </table:table-row>
        <table:table-row table:style-name="ro2">
          <table:table-cell office:value-type="string">
            <text:p>PLDI</text:p>
          </table:table-cell>
          <table:table-cell office:value-type="float" office:value="810">
            <text:p>810</text:p>
          </table:table-cell>
          <table:table-cell table:number-columns-repeated="2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31">
            <text:p>31</text:p>
          </table:table-cell>
          <table:table-cell office:value-type="float" office:value="26">
            <text:p>26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style-name="ce2" table:formula="of:=AVERAGE([.Z39:.AX39])" office:value-type="float" office:value="32.4">
            <text:p>32,4</text:p>
          </table:table-cell>
          <table:table-cell table:formula="of:=STDEV([.Z39:.AX39])" office:value-type="float" office:value="6.72681202353686">
            <text:p>6,7268120235</text:p>
          </table:table-cell>
          <table:table-cell table:number-columns-repeated="971"/>
        </table:table-row>
        <table:table-row table:style-name="ro2">
          <table:table-cell office:value-type="string">
            <text:p>NIPS</text:p>
          </table:table-cell>
          <table:table-cell office:value-type="float" office:value="4458">
            <text:p>4458</text:p>
          </table:table-cell>
          <table:table-cell table:number-columns-repeated="2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27">
            <text:p>127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04">
            <text:p>204</text:p>
          </table:table-cell>
          <table:table-cell office:value-type="float" office:value="217">
            <text:p>217</text:p>
          </table:table-cell>
          <table:table-cell office:value-type="float" office:value="250">
            <text:p>250</text:p>
          </table:table-cell>
          <table:table-cell office:value-type="float" office:value="262">
            <text:p>262</text:p>
          </table:table-cell>
          <table:table-cell office:value-type="float" office:value="292">
            <text:p>292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table:style-name="ce2" table:formula="of:=AVERAGE([.Z40:.AX40])" office:value-type="float" office:value="178.32">
            <text:p>178,32</text:p>
          </table:table-cell>
          <table:table-cell table:formula="of:=STDEV([.Z40:.AX40])" office:value-type="float" office:value="57.1960954378298">
            <text:p>57,1960954378</text:p>
          </table:table-cell>
          <table:table-cell table:number-columns-repeated="971"/>
        </table:table-row>
        <table:table-row table:style-name="ro1">
          <table:table-cell office:value-type="string">
            <text:p>IEEE Symposium on Security and Privacy</text:p>
          </table:table-cell>
          <table:table-cell office:value-type="float" office:value="624">
            <text:p>624</text:p>
          </table:table-cell>
          <table:table-cell table:number-columns-repeated="1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2" table:formula="of:=AVERAGE([.S41:.AX41])" office:value-type="float" office:value="19.5">
            <text:p>19,5</text:p>
          </table:table-cell>
          <table:table-cell table:formula="of:=STDEV([.S41:.AX41])" office:value-type="float" office:value="11.973088102477">
            <text:p>11,9730881025</text:p>
          </table:table-cell>
          <table:table-cell table:number-columns-repeated="971"/>
        </table:table-row>
        <table:table-row table:style-name="ro2">
          <table:table-cell office:value-type="string">
            <text:p>CSL</text:p>
          </table:table-cell>
          <table:table-cell office:value-type="float" office:value="859">
            <text:p>859</text:p>
          </table:table-cell>
          <table:table-cell table:number-columns-repeated="23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AVERAGE([.Z42:.AX42])" office:value-type="float" office:value="34.36">
            <text:p>34,36</text:p>
          </table:table-cell>
          <table:table-cell table:formula="of:=STDEV([.Z42:.AX42])" office:value-type="float" office:value="7.60416552511407">
            <text:p>7,6041655251</text:p>
          </table:table-cell>
          <table:table-cell table:number-columns-repeated="971"/>
        </table:table-row>
        <table:table-row table:style-name="ro1">
          <table:table-cell office:value-type="string">
            <text:p>GI Jahrestagung</text:p>
          </table:table-cell>
          <table:table-cell office:value-type="float" office:value="1858">
            <text:p>1858</text:p>
          </table:table-cell>
          <table:table-cell table:number-columns-repeated="9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6" office:value-type="float" office:value="0">
            <text:p>0</text:p>
          </table:table-cell>
          <table:table-cell office:value-type="float" office:value="375">
            <text:p>375</text:p>
          </table:table-cell>
          <table:table-cell table:number-columns-repeated="3" office:value-type="float" office:value="0">
            <text:p>0</text:p>
          </table:table-cell>
          <table:table-cell table:formula="of:=AVERAGE([.L43:.AV43])" office:value-type="float" office:value="50.2162162162162">
            <text:p>50,2162162162</text:p>
          </table:table-cell>
          <table:table-cell table:formula="of:=STDEV([.L43:.AV43])" office:value-type="float" office:value="65.7597205045827">
            <text:p>65,7597205046</text:p>
          </table:table-cell>
          <table:table-cell table:number-columns-repeated="971"/>
        </table:table-row>
        <table:table-row table:style-name="ro1">
          <table:table-cell office:value-type="string">
            <text:p>DBSec</text:p>
          </table:table-cell>
          <table:table-cell office:value-type="float" office:value="597">
            <text:p>597</text:p>
          </table:table-cell>
          <table:table-cell table:number-columns-repeated="2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2"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AVERAGE([.Z44:.AX44])" office:value-type="float" office:value="23.88">
            <text:p>23,88</text:p>
          </table:table-cell>
          <table:table-cell table:formula="of:=STDEV([.Z44:.AX44])" office:value-type="float" office:value="3.70045042303411">
            <text:p>3,700450423</text:p>
          </table:table-cell>
          <table:table-cell table:number-columns-repeated="97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5" table:default-cell-style-name="Default"/>
        <table:table-row table:style-name="ro4">
          <table:table-cell/>
        </table:table-row>
      </table:table>
      <table:table table:name="Planilha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2-09-24T22:07:32</meta:creation-date>
    <dc:date>2012-09-24T22:33:20</dc:date>
    <dc:creator>Bruno </dc:creator>
    <meta:editing-duration>PT32S</meta:editing-duration>
    <meta:editing-cycles>1</meta:editing-cycles>
    <meta:document-statistic meta:table-count="3" meta:cell-count="2332" meta:object-count="0"/>
    <meta:generator>LibreOffice/3.5$Linux_x86 LibreOffice_project/350m1$Build-2</meta:generator>
  </office:meta>
</office:document-meta>
</file>